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0424in" fo:margin-left="0in" fo:margin-top="0in" fo:margin-bottom="0in" table:align="left" style:writing-mode="page"/>
    </style:style>
    <style:style style:name="Table1.A" style:family="table-column">
      <style:table-column-properties style:column-width="1.0278in"/>
    </style:style>
    <style:style style:name="Table1.B" style:family="table-column">
      <style:table-column-properties style:column-width="1.4576in"/>
    </style:style>
    <style:style style:name="Table1.C" style:family="table-column">
      <style:table-column-properties style:column-width="1.5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4.309in" fo:margin-left="0in" fo:margin-top="0in" fo:margin-bottom="0in" table:align="left" style:writing-mode="page"/>
    </style:style>
    <style:style style:name="Table2.A" style:family="table-column">
      <style:table-column-properties style:column-width="1.3111in"/>
    </style:style>
    <style:style style:name="Table2.B" style:family="table-column">
      <style:table-column-properties style:column-width="2.1653in"/>
    </style:style>
    <style:style style:name="Table2.C" style:family="table-column">
      <style:table-column-properties style:column-width="0.832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P1" style:family="paragraph" style:parent-style-name="Styl1">
      <style:paragraph-properties fo:line-height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Aptos1" style:font-size-complex="16pt"/>
    </style:style>
    <style:style style:name="P5" style:family="paragraph" style:parent-style-name="Heading_20_2" style:list-style-name="WWNum10"/>
    <style:style style:name="P6" style:family="paragraph" style:parent-style-name="Normal_20__28_Web_29_">
      <style:paragraph-properties fo:margin-top="0.1945in" fo:margin-bottom="0.1945in" style:contextual-spacing="false"/>
    </style:style>
    <style:style style:name="P7" style:family="paragraph" style:parent-style-name="Standard" style:list-style-name="WWNum4">
      <style:paragraph-properties fo:margin-top="0in" fo:margin-bottom="0in" style:contextual-spacing="false" fo:line-height="100%"/>
    </style:style>
    <style:style style:name="P8" style:family="paragraph" style:parent-style-name="Standard" style:list-style-name="WWNum4">
      <style:paragraph-properties fo:margin-top="0in" fo:margin-bottom="0.1945in" style:contextual-spacing="false" fo:line-height="100%"/>
    </style:style>
    <style:style style:name="P9" style:family="paragraph" style:parent-style-name="Standard" style:list-style-name="WWNum11">
      <style:paragraph-properties fo:line-height="100%"/>
    </style:style>
    <style:style style:name="P10" style:family="paragraph" style:parent-style-name="Standard" style:list-style-name="WWNum11">
      <style:paragraph-properties fo:line-height="100%"/>
      <style:text-properties style:font-name="Calibri" fo:font-weight="bold" officeooo:rsid="001778d2" officeooo:paragraph-rsid="001778d2" style:font-weight-asian="bold" style:font-name-complex="Calibri1" style:font-weight-complex="bold"/>
    </style:style>
    <style:style style:name="P11" style:family="paragraph" style:parent-style-name="Standard" style:list-style-name="WWNum12">
      <style:paragraph-properties fo:line-height="100%"/>
    </style:style>
    <style:style style:name="P12" style:family="paragraph" style:parent-style-name="Heading_20_2" style:list-style-name="WWNum13">
      <style:paragraph-properties fo:line-height="100%"/>
    </style:style>
    <style:style style:name="P13" style:family="paragraph" style:parent-style-name="Standard">
      <style:paragraph-properties fo:margin-left="0.5in" fo:line-height="100%"/>
      <style:text-properties style:font-name="Calibri" style:font-name-complex="Calibri1"/>
    </style:style>
    <style:style style:name="P14" style:family="paragraph" style:parent-style-name="Heading_20_2" style:list-style-name="WWNum14">
      <style:paragraph-properties fo:line-height="100%"/>
    </style:style>
    <style:style style:name="P15" style:family="paragraph" style:parent-style-name="List_20_Paragraph" style:list-style-name="WWNum17"/>
    <style:style style:name="P16" style:family="paragraph" style:parent-style-name="Standard">
      <style:text-properties style:font-name="Calibri" fo:font-weight="bold" style:font-weight-asian="bold" style:font-name-complex="Calibri1" style:font-weight-complex="bold"/>
    </style:style>
    <style:style style:name="P17" style:family="paragraph" style:parent-style-name="List_20_Paragraph" style:list-style-name="WWNum15">
      <style:text-properties style:font-name="Calibri" officeooo:rsid="001778d2" officeooo:paragraph-rsid="001778d2" style:font-name-complex="Calibri1"/>
    </style:style>
    <style:style style:name="P18" style:family="paragraph" style:parent-style-name="List_20_Paragraph" style:list-style-name="WWNum15">
      <style:text-properties style:font-name="Calibri" officeooo:paragraph-rsid="001778d2" style:font-name-complex="Calibri1"/>
    </style:style>
    <style:style style:name="P19" style:family="paragraph" style:parent-style-name="List_20_Paragraph" style:list-style-name="WWNum15"/>
    <style:style style:name="P20" style:family="paragraph" style:parent-style-name="List_20_Paragraph" style:list-style-name="WWNum16"/>
    <style:style style:name="P21" style:family="paragraph" style:parent-style-name="Heading_20_3">
      <style:paragraph-properties fo:text-align="center" style:justify-single-word="false"/>
    </style:style>
    <style:style style:name="P22" style:family="paragraph" style:parent-style-name="Standard" style:list-style-name="WWNum6">
      <style:paragraph-properties fo:margin-top="0.1945in" fo:margin-bottom="0in" style:contextual-spacing="false" fo:line-height="100%"/>
    </style:style>
    <style:style style:name="P23" style:family="paragraph" style:parent-style-name="Standard" style:list-style-name="WWNum6">
      <style:paragraph-properties fo:margin-top="0in" fo:margin-bottom="0in" style:contextual-spacing="false" fo:line-height="100%"/>
    </style:style>
    <style:style style:name="P24" style:family="paragraph" style:parent-style-name="Standard" style:list-style-name="WWNum6">
      <style:paragraph-properties fo:margin-top="0in" fo:margin-bottom="0.1945in" style:contextual-spacing="false" fo:line-height="100%"/>
    </style:style>
    <style:style style:name="P25" style:family="paragraph" style:parent-style-name="Standard">
      <style:text-properties style:font-name="Calibri" style:font-name-complex="Calibri1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weight="bold" style:font-weight-asian="bold" style:font-family-complex="'Aptos Display'" style:font-family-generic-complex="system" style:font-pitch-complex="variable"/>
    </style:style>
    <style:style style:name="T3" style:family="text">
      <style:text-properties style:use-window-font-color="true" loext:opacity="0%" style:font-family-complex="'Aptos Display'" style:font-family-generic-complex="system" style:font-pitch-complex="variable"/>
    </style:style>
    <style:style style:name="T4" style:family="text">
      <style:text-properties style:use-window-font-color="true" loext:opacity="0%" style:font-name="Aptos" fo:font-weight="bold" style:font-weight-asian="bold" style:font-name-complex="Aptos1"/>
    </style:style>
    <style:style style:name="T5" style:family="text">
      <style:text-properties style:use-window-font-color="true" loext:opacity="0%" style:font-name="Aptos" fo:background-color="#ffff00" loext:char-shading-value="0" style:font-name-complex="Aptos1"/>
    </style:style>
    <style:style style:name="T6" style:family="text">
      <style:text-properties style:use-window-font-color="true" loext:opacity="0%" style:font-name="Aptos" fo:font-weight="bold" fo:background-color="#ffff00" loext:char-shading-value="0" style:font-weight-asian="bold" style:font-name-complex="Aptos1"/>
    </style:style>
    <style:style style:name="T7" style:family="text">
      <style:text-properties fo:font-size="16pt" fo:font-weight="bold" style:font-size-asian="16pt" style:font-weight-asian="bold" style:font-name-complex="Aptos1" style:font-size-complex="16pt"/>
    </style:style>
    <style:style style:name="T8" style:family="text">
      <style:text-properties fo:font-size="16pt" style:font-size-asian="16pt" style:font-name-complex="Aptos1" style:font-size-complex="16pt"/>
    </style:style>
    <style:style style:name="T9" style:family="text">
      <style:text-properties style:use-window-font-color="true" loext:opacity="0%"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10" style:family="text">
      <style:text-properties style:font-name="Calibri" fo:font-size="11pt" style:font-size-asian="11pt" style:font-name-complex="Calibri1" style:font-size-complex="11pt"/>
    </style:style>
    <style:style style:name="T11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2" style:family="text">
      <style:text-properties style:font-name="Calibri" fo:font-size="11pt" fo:font-weight="bold" fo:background-color="#ffff00" loext:char-shading-value="0" style:font-size-asian="11pt" style:font-weight-asian="bold" style:font-name-complex="Calibri1" style:font-size-complex="11pt" style:font-weight-complex="bold"/>
    </style:style>
    <style:style style:name="T13" style:family="text">
      <style:text-properties style:font-name="Calibri" style:font-name-complex="Calibri1"/>
    </style:style>
    <style:style style:name="T14" style:family="text">
      <style:text-properties style:font-name="Calibri" officeooo:rsid="001778d2" style:font-name-complex="Calibri1"/>
    </style:style>
    <style:style style:name="T15" style:family="text">
      <style:text-properties style:font-name="Calibri" fo:font-weight="bold" style:font-weight-asian="bold" style:font-name-complex="Calibri1" style:font-weight-complex="bold"/>
    </style:style>
    <style:style style:name="T16" style:family="text">
      <style:text-properties style:font-name="Calibri" fo:font-weight="bold" fo:background-color="#ffff00" loext:char-shading-value="0" style:font-weight-asian="bold" style:font-name-complex="Calibri1" style:font-weight-complex="bold"/>
    </style:style>
    <style:style style:name="T17" style:family="text">
      <style:text-properties style:font-name="Calibri" fo:font-weight="normal" officeooo:rsid="001778d2" fo:background-color="transparent" loext:char-shading-value="0" style:font-weight-asian="normal" style:font-name-complex="Calibri1" style:font-weight-complex="normal"/>
    </style:style>
    <style:style style:name="T18" style:family="text">
      <style:text-properties style:font-name="Calibri" fo:font-weight="bold" officeooo:rsid="001778d2" fo:background-color="transparent" loext:char-shading-value="0" style:font-weight-asian="bold" style:font-name-complex="Calibri1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loext:opacity="0%" style:font-name="Calibri" fo:font-size="11pt" style:font-size-asian="11pt" style:font-name-complex="Calibri1" style:font-size-complex="11pt" style:font-weight-complex="normal"/>
    </style:style>
    <style:style style:name="T21" style:family="text">
      <style:text-properties style:use-window-font-color="true" loext:opacity="0%" style:font-name="Calibri" fo:font-size="11pt" fo:font-weight="normal" style:font-size-asian="11pt" style:font-weight-asian="normal" style:font-name-complex="Calibri1" style:font-size-complex="11pt"/>
    </style:style>
    <style:style style:name="T22" style:family="text">
      <style:text-properties style:use-window-font-color="true" loext:opacity="0%" style:font-name="Calibri" fo:font-size="11pt" officeooo:rsid="001778d2" style:font-size-asian="11pt" style:font-name-complex="Calibri1" style:font-size-complex="11pt" style:font-weight-complex="normal"/>
    </style:style>
    <style:style style:name="T23" style:family="text">
      <style:text-properties style:use-window-font-color="true" loext:opacity="0%" style:font-name="Calibri" fo:font-size="11pt" fo:font-weight="normal" officeooo:rsid="001778d2" style:font-size-asian="11pt" style:font-weight-asian="normal" style:font-name-complex="Calibri1" style:font-size-complex="11pt"/>
    </style:style>
    <style:style style:name="T24" style:family="text">
      <style:text-properties style:font-name="Calibri" fo:font-size="11pt" fo:font-weight="bold" officeooo:rsid="001778d2" style:font-size-asian="11pt" style:font-weight-asian="bold" style:font-name-complex="Calibri1" style:font-size-complex="11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8ec85" style:font-weight-asian="bold" style:font-weight-complex="bold"/>
    </style:style>
    <style:style style:name="T27" style:family="text">
      <style:text-properties officeooo:rsid="0018ec85"/>
    </style:style>
    <style:style style:name="T28" style:family="text">
      <style:text-properties style:font-name="Calibri" fo:font-weight="bold" officeooo:rsid="001778d2" style:font-weight-asian="bold" style:font-name-complex="Calibri1" style:font-weight-complex="bold"/>
    </style:style>
    <style:style style:name="T29" style:family="text">
      <style:text-properties style:use-window-font-color="true" loext:opacity="0%" style:font-name="Calibri" fo:font-size="11pt" style:font-size-asian="11pt" style:font-name-complex="Calibri1" style:font-size-complex="11pt"/>
    </style:style>
    <style:style style:name="T30" style:family="text">
      <style:text-properties style:use-window-font-color="true" loext:opacity="0%" style:font-name="Calibri" fo:font-size="11pt" style:font-size-asian="11pt" style:font-name-complex="Calibri1" style:font-size-complex="11pt" style:font-weight-complex="bold"/>
    </style:style>
    <style:style style:name="T31" style:family="text">
      <style:text-properties style:font-name="Calibri" officeooo:rsid="0018ec85" style:font-name-complex="Calibri1"/>
    </style:style>
    <style:style style:name="T32" style:family="text">
      <style:text-properties style:font-name="Calibri" fo:font-size="11pt" style:font-name-asian="Aptos1" style:font-size-asian="11pt" style:font-name-complex="Calibri1" style:font-size-complex="11pt"/>
    </style:style>
    <style:style style:name="T33" style:family="text">
      <style:text-properties style:font-name="Calibri" fo:font-weight="bold" officeooo:rsid="0018ec85" style:font-weight-asian="bold" style:font-name-complex="Calibri1" style:font-weight-complex="bold"/>
    </style:style>
    <style:style style:name="T34" style:family="text">
      <style:text-properties style:font-name="Calibri" fo:font-weight="normal" officeooo:rsid="0018ec85" style:font-weight-asian="normal" style:font-name-complex="Calibri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5. Služby</text:span><text:span text:style-name="T1"/></text:h>
      <text:h text:style-name="P2" text:outline-level="2" loext:marker-style-name="T2"><text:span text:style-name="T3">* nepovinné informace</text:span><text:span text:style-name="T2"/></text:h>
      <text:h text:style-name="P2" text:outline-level="2" loext:marker-style-name="T4"><text:span text:style-name="T5">důležité informace</text:span><text:span text:style-name="T6"/></text:h>
      <text:p text:style-name="P3" loext:marker-style-name="T7"><text:span text:style-name="T8">*</text:span><text:span text:style-name="T7"> důležité informace v nepovinné sekci dokumentu</text:span></text:p>
      <text:p text:style-name="P4" loext:marker-style-name="T7"/>
      <text:list text:style-name="WWNum10">
        <text:list-item>
          <text:list>
            <text:list-item>
              <text:h text:style-name="P5" text:outline-level="2" loext:marker-style-name="T9"><text:span text:style-name="T9">Význam</text:span></text:h>
            </text:list-item>
          </text:list>
        </text:list-item>
      </text:list>
      <text:p text:style-name="P6" loext:marker-style-name="T10"><text:span text:style-name="T11">Služba</text:span><text:span text:style-name="T10"> je </text:span><text:span text:style-name="T12">speciální typ programu</text:span><text:span text:style-name="T10">, který </text:span><text:span text:style-name="T12">běží na pozadí operačního systému bez přímé interakce s uživatelem</text:span><text:span text:style-name="T10">. </text:span><text:span text:style-name="T12">Služby mohou být automaticky spouštěny při startu systému</text:span><text:span text:style-name="T10"> a </text:span><text:span text:style-name="T12">zajišťují důležité funkce</text:span><text:span text:style-name="T10">, jako je </text:span><text:span text:style-name="T12">správa sítí, databází nebo zabezpečení.</text:span></text:p>
      <text:list xml:id="list90815156998943" text:continue-numbering="true" text:style-name="WWNum10">
        <text:list-item>
          <text:list>
            <text:list-item>
              <text:list>
                <text:list-item>
                  <text:h text:style-name="P5" text:outline-level="2" loext:marker-style-name="T9"><text:span text:style-name="T9">Hlavní funkce služeb</text:span></text:h>
                </text:list-item>
              </text:list>
            </text:list-item>
          </text:list>
        </text:list-item>
      </text:list>
      <text:list text:style-name="WWNum4">
        <text:list-item>
          <text:p text:style-name="P7" loext:marker-style-name="T13"><text:span text:style-name="T13">Běží na pozadí operačního systému.</text:span><text:span text:style-name="T13"/></text:p>
        </text:list-item>
        <text:list-item>
          <text:p text:style-name="P7" loext:marker-style-name="T13"><text:span text:style-name="T14">Dají se spouštět automaticky při startu OS</text:span><text:span text:style-name="T13">.</text:span></text:p>
        </text:list-item>
        <text:list-item>
          <text:p text:style-name="P8" loext:marker-style-name="T13"><text:span text:style-name="T13">Poskytují klíčové funkce pro chod systému (například tisková služba, </text:span><text:span text:style-name="T14">ovladače</text:span><text:span text:style-name="T13">).</text:span></text:p>
        </text:list-item>
      </text:list>
      <text:list xml:id="list90814424758082" text:continue-list="list90815156998943" text:style-name="WWNum10">
        <text:list-item>
          <text:list>
            <text:list-item>
              <text:h text:style-name="P5" text:outline-level="2" loext:marker-style-name="T9"><text:span text:style-name="T9">Ovládání služeb – zastavení, spuštění, povolení a zakázání</text:span><text:span text:style-name="T9"/></text:h>
            </text:list-item>
          </text:list>
        </text:list-item>
      </text:list>
      <text:p text:style-name="Standard" loext:marker-style-name="T13"><text:span text:style-name="T15">Systemctl</text:span><text:span text:style-name="T13"> je centrální </text:span><text:span text:style-name="T16">nástroj pro správu služeb a jejich stavu </text:span><text:span text:style-name="T17">pro Linux systémy používající </text:span><text:span text:style-name="T18">systemd</text:span><text:span text:style-name="T13">. Pomocí něj můžeme </text:span><text:span text:style-name="T16">kontrolovat stav služby, její nastavení a měnit chování.</text:span></text:p>
      <text:p text:style-name="Standard" loext:marker-style-name="T15"><text:span text:style-name="T15">Správa služeb v Linuxu (systemd)</text:span><text:span text:style-name="T15"/></text:p>
      <text:list text:style-name="WWNum11">
        <text:list-item>
          <text:p text:style-name="P9" loext:marker-style-name="T13"><text:span text:style-name="T15">Zastavení služby:</text:span><text:span text:style-name="T13"> systemctl stop [název_služby]</text:span></text:p>
        </text:list-item>
        <text:list-item>
          <text:p text:style-name="P9" loext:marker-style-name="T13"><text:span text:style-name="T15">Spuštění služby:</text:span><text:span text:style-name="T13"> systemctl start [název_služby]</text:span></text:p>
        </text:list-item>
        <text:list-item>
          <text:p text:style-name="P9" loext:marker-style-name="T13"><text:span text:style-name="T15">Restart služby:</text:span><text:span text:style-name="T13"> systemctl restart [název_služby]</text:span></text:p>
        </text:list-item>
        <text:list-item>
          <text:p text:style-name="P10">Znovunačtění: <text:span text:style-name="T19">systemctl reload [název_služby]</text:span></text:p>
        </text:list-item>
        <text:list-item>
          <text:p text:style-name="P9" loext:marker-style-name="T13"><text:span text:style-name="T15">Kontrola stavu služby:</text:span><text:span text:style-name="T13"> systemctl status [název_služby]</text:span></text:p>
        </text:list-item>
        <text:list-item>
          <text:p text:style-name="P9" loext:marker-style-name="T13"><text:span text:style-name="T15">Povolení služby při startu:</text:span><text:span text:style-name="T13"> systemctl enable [název_služby]</text:span></text:p>
        </text:list-item>
        <text:list-item>
          <text:p text:style-name="P9" loext:marker-style-name="T13"><text:span text:style-name="T15">Zakázání služby při startu:</text:span><text:span text:style-name="T13"> systemctl disable [název_služby]</text:span></text:p>
        </text:list-item>
        <text:list-item>
          <text:p text:style-name="P9" loext:marker-style-name="T13"><text:span text:style-name="T15">Seznam aktivních služeb:</text:span><text:span text:style-name="T13"> systemctl list-units --type=service</text:span></text:p>
        </text:list-item>
      </text:list>
      <text:p text:style-name="Standard" loext:marker-style-name="T15"><text:span text:style-name="T15">Správa služeb ve Windows (Services.msc a příkazový řádek)</text:span><text:span text:style-name="T15"/></text:p>
      <text:list text:style-name="WWNum12">
        <text:list-item>
          <text:p text:style-name="P11" loext:marker-style-name="T13"><text:span text:style-name="T15">Spuštění služby:</text:span><text:span text:style-name="T13"> sc start [název_služby]</text:span></text:p>
        </text:list-item>
        <text:list-item>
          <text:p text:style-name="P11" loext:marker-style-name="T13"><text:span text:style-name="T15">Zastavení služby:</text:span><text:span text:style-name="T13"> sc stop [název_služby]</text:span></text:p>
        </text:list-item>
        <text:list-item>
          <text:p text:style-name="P11" loext:marker-style-name="T13"><text:span text:style-name="T15">Kontrola stavu služby:</text:span><text:span text:style-name="T13"> sc query [název_služby]</text:span></text:p>
        </text:list-item>
        <text:list-item>
          <text:p text:style-name="P11" loext:marker-style-name="T13"><text:span text:style-name="T15">Povolení služby při startu:</text:span><text:span text:style-name="T13"> sc config [název_služby] start= auto</text:span></text:p>
        </text:list-item>
        <text:list-item>
          <text:p text:style-name="P11" loext:marker-style-name="T13"><text:span text:style-name="T15">Zakázání služby při startu:</text:span><text:span text:style-name="T13"> sc config [název_služby] start= disabled</text:span></text:p>
        </text:list-item>
      </text:list>
      <text:list xml:id="list90813162121981" text:continue-list="list90814424758082" text:style-name="WWNum10">
        <text:list-item>
          <text:list>
            <text:list-item>
              <text:h text:style-name="P5" text:outline-level="2" loext:marker-style-name="T9"><text:soft-page-break/><text:span text:style-name="T9">Příklady služeb běžících v PC</text:span><text:span text:style-name="T9"/></text:h>
            </text:list-item>
          </text:list>
        </text:list-item>
      </text:list>
      <text:h text:style-name="Heading_20_2" text:outline-level="2" loext:marker-style-name="T20"><text:span text:style-name="Strong_20_Emphasis"><text:span text:style-name="T20">Služby na serveru:</text:span></text:span><text:span text:style-name="T20"/></text:h>
      <text:list text:style-name="WWNum13">
        <text:list-item>
          <text:h text:style-name="P12" text:outline-level="2" loext:marker-style-name="T21"><text:span text:style-name="Strong_20_Emphasis"><text:span text:style-name="T20">Webový server:</text:span></text:span><text:span text:style-name="Strong_20_Emphasis"><text:span text:style-name="T21"> Apache, Nginx.</text:span></text:span></text:h>
        </text:list-item>
        <text:list-item>
          <text:h text:style-name="P12" text:outline-level="2" loext:marker-style-name="T21"><text:span text:style-name="Strong_20_Emphasis"><text:span text:style-name="T20">Databázový server:</text:span></text:span><text:span text:style-name="Strong_20_Emphasis"><text:span text:style-name="T21"> MySQL – správa dat pro aplikace.</text:span></text:span></text:h>
        </text:list-item>
        <text:list-item>
          <text:h text:style-name="P12" text:outline-level="2" loext:marker-style-name="T21"><text:span text:style-name="Strong_20_Emphasis"><text:span text:style-name="T20">Síťové služby:</text:span></text:span><text:span text:style-name="Strong_20_Emphasis"><text:span text:style-name="T21"> SSH (sshd) – vzdálená správa serveru.</text:span></text:span></text:h>
        </text:list-item>
        <text:list-item>
          <text:h text:style-name="P12" text:outline-level="2" loext:marker-style-name="T21"><text:span text:style-name="Strong_20_Emphasis"><text:span text:style-name="T20">Monitoring:</text:span></text:span><text:span text:style-name="Strong_20_Emphasis"><text:span text:style-name="T21"> Nagios, Prometheus – sledují stav systému.</text:span></text:span></text:h>
        </text:list-item>
      </text:list>
      <text:p text:style-name="P13" loext:marker-style-name="T13"/>
      <text:h text:style-name="Heading_20_2" text:outline-level="2" loext:marker-style-name="T20"><text:span text:style-name="Strong_20_Emphasis"><text:span text:style-name="T20">Služby na desktopovém systému </text:span></text:span><text:span text:style-name="Strong_20_Emphasis"><text:span text:style-name="T22">(linux)</text:span></text:span><text:span text:style-name="Strong_20_Emphasis"><text:span text:style-name="T20">:</text:span></text:span></text:h>
      <text:list text:style-name="WWNum14">
        <text:list-item>
          <text:h text:style-name="P14" text:outline-level="2" loext:marker-style-name="T21"><text:span text:style-name="Strong_20_Emphasis"><text:span text:style-name="T20">Tiskové služby:</text:span></text:span><text:span text:style-name="Strong_20_Emphasis"><text:span text:style-name="T21"> CUPS – správa tiskových úloh.</text:span></text:span></text:h>
        </text:list-item>
        <text:list-item>
          <text:h text:style-name="P14" text:outline-level="2" loext:marker-style-name="T21"><text:span text:style-name="Strong_20_Emphasis"><text:span text:style-name="T20">Síťové služby:</text:span></text:span><text:span text:style-name="Strong_20_Emphasis"><text:span text:style-name="T21"> NetworkManager – správa síťových připojení.</text:span></text:span></text:h>
        </text:list-item>
        <text:list-item>
          <text:h text:style-name="P14" text:outline-level="2" loext:marker-style-name="T21"><text:span text:style-name="Strong_20_Emphasis"><text:span text:style-name="T20">Zabezpečení:</text:span></text:span><text:span text:style-name="Strong_20_Emphasis"><text:span text:style-name="T21"> Firewalld, </text:span></text:span><text:span text:style-name="Strong_20_Emphasis"><text:span text:style-name="T23">uwf</text:span></text:span><text:span text:style-name="Strong_20_Emphasis"><text:span text:style-name="T21"> – správa firewallu.</text:span></text:span></text:h>
        </text:list-item>
      </text:list>
      <text:list xml:id="list90814639970419" text:continue-list="list90813162121981" text:style-name="WWNum10">
        <text:list-item>
          <text:list>
            <text:list-item>
              <text:h text:style-name="P5" text:outline-level="2" loext:marker-style-name="T9"><text:span text:style-name="T9">Plánovač úloh v Linuxu</text:span></text:h>
            </text:list-item>
          </text:list>
        </text:list-item>
      </text:list>
      <text:p text:style-name="P6" loext:marker-style-name="T11"><text:span text:style-name="T24">CRON</text:span><text:span text:style-name="T10"> je </text:span><text:span text:style-name="T12">plánovací nástroj v Linuxu</text:span><text:span text:style-name="T10">, který </text:span><text:span text:style-name="T12">umožňuje automatické spouštění úloh ve specifických časových intervalech.</text:span></text:p>
      <text:list text:style-name="WWNum17">
        <text:list-item>
          <text:p text:style-name="P15" loext:marker-style-name="T13"><text:span text:style-name="T13">Uživatelský cron: Každý uživatel může naplánovat úlohy (např. zálohování dat).</text:span><text:span text:style-name="T13"/></text:p>
        </text:list-item>
        <text:list-item>
          <text:p text:style-name="P15" loext:marker-style-name="T13"><text:span text:style-name="T13">Administrátorský cron: Spravuje systémové úlohy (např. aktualizace, čištění logů).</text:span><text:span text:style-name="T13"/></text:p>
        </text:list-item>
      </text:list>
      <text:p text:style-name="P16" loext:marker-style-name="T15">Příklady zápisu do crontabu:</text:p>
      <text:list text:style-name="WWNum15">
        <text:list-item>
          <text:p text:style-name="P17" loext:marker-style-name="T13"><text:span text:style-name="T25">* * * * * </text:span><text:span text:style-name="T26">command</text:span> <text:span text:style-name="T27">=</text:span> M<text:span text:style-name="T27">in (0-59)</text:span> | H <text:span text:style-name="T27">(0-23)</text:span> | D<text:span text:style-name="T27">m</text:span>(month <text:span text:style-name="T27">1-31</text:span>) <text:span text:style-name="T27">| M(1-12)</text:span> | D<text:span text:style-name="T27">w</text:span>(week <text:span text:style-name="T27">1-7</text:span>)</text:p>
          <text:p text:style-name="P17" loext:marker-style-name="T13"/>
          <text:list>
            <text:list-item>
              <text:p text:style-name="P18" loext:marker-style-name="T13"><text:span text:style-name="T25">Denní záloha ve 22:00</text:span>: 0 22 * * * /usr/bin/backup.sh</text:p>
            </text:list-item>
            <text:list-item>
              <text:p text:style-name="P19" loext:marker-style-name="T13"><text:span text:style-name="T15"><text:s/></text:span><text:span text:style-name="T28">A</text:span><text:span text:style-name="T15">ktualizace každé pondělí ve 3:00 </text:span><text:span text:style-name="T28">(Deian)</text:span><text:span text:style-name="T15">:</text:span><text:span text:style-name="T13"> 0 3 * * 1 apt update </text:span><text:span text:style-name="T14">-y</text:span><text:span text:style-name="T13"> &amp;&amp; apt upgrade -</text:span><text:span text:style-name="T14">y</text:span></text:p>
            </text:list-item>
            <text:list-item>
              <text:p text:style-name="P19" loext:marker-style-name="T13"><text:span text:style-name="T15">Čištění logů každou neděli ve 2:00:</text:span><text:span text:style-name="T13"> 0 2 * * 7 /usr/bin/logrotate</text:span></text:p>
            </text:list-item>
          </text:list>
        </text:list-item>
      </text:list>
      <text:p text:style-name="Standard" loext:marker-style-name="T15"><text:span text:style-name="T15">Plánování úloh ve Windows (Task Scheduler)</text:span><text:span text:style-name="T15"/></text:p>
      <text:list text:style-name="WWNum16">
        <text:list-item>
          <text:p text:style-name="P20" loext:marker-style-name="T13"><text:span text:style-name="T13">Umožňuje nastavit úlohy na základě času, událostí nebo podmínek.</text:span><text:span text:style-name="T13"/></text:p>
        </text:list-item>
        <text:list-item>
          <text:p text:style-name="P20" loext:marker-style-name="T13"><text:span text:style-name="T13">Lze použít grafické rozhraní nebo příkazový řádek.</text:span><text:span text:style-name="T13"/></text:p>
        </text:list-item>
      </text:list>
      <text:list xml:id="list90813741500421" text:continue-list="list90814639970419" text:style-name="WWNum10">
        <text:list-item>
          <text:list>
            <text:list-item>
              <text:h text:style-name="P5" text:outline-level="2" loext:marker-style-name="T9"><text:span text:style-name="T9">Instalace softwaru v Linuxu</text:span><text:span text:style-name="T9"/></text:h>
            </text:list-item>
          </text:list>
        </text:list-item>
      </text:list>
      <text:h text:style-name="P21" text:outline-level="3" loext:marker-style-name="T13"><text:span text:style-name="T13">VYSVĚTLENÍ</text:span><text:span text:style-name="T13"/></text:h>
      <text:p text:style-name="P6" loext:marker-style-name="T11"><text:span text:style-name="T11">Instalace softwaru</text:span><text:span text:style-name="T10"> v Linuxu </text:span><text:span text:style-name="T12">probíhá přes balíčkovací systémy</text:span><text:span text:style-name="T10">, které </text:span><text:span text:style-name="T12">spravují závislosti a zajišťují snadnou instalaci, aktualizaci a odstranění programů.</text:span></text:p>
      <text:h text:style-name="Heading_20_3" text:outline-level="3" loext:marker-style-name="T29"><text:span text:style-name="Strong_20_Emphasis"><text:span text:style-name="T20">Nejčastější balíčkovací systémy:</text:span></text:span><text:span text:style-name="T20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" loext:marker-style-name="T15"><text:span text:style-name="T15">Distribuce</text:span><text:span text:style-name="T15"/></text:p>
            </table:table-cell>
            <table:table-cell table:style-name="Table1.A1" office:value-type="string">
              <text:p text:style-name="P3" loext:marker-style-name="T15"><text:span text:style-name="T15"><text:s text:c="7"/>Balíčkovací systém</text:span><text:span text:style-name="T15"/></text:p>
            </table:table-cell>
            <table:table-cell table:style-name="Table1.A1" office:value-type="string">
              <text:p text:style-name="P3" loext:marker-style-name="T15"><text:span text:style-name="T15">Příkaz</text:span><text:span text:style-name="T15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Standard" loext:marker-style-name="T13"><text:span text:style-name="T13">Debian/Ubuntu</text:span><text:span text:style-name="T13"/></text:p>
          </table:table-cell>
          <table:table-cell table:style-name="Table1.A1" office:value-type="string">
            <text:p text:style-name="Standard" loext:marker-style-name="T13"><text:span text:style-name="T13"><text:s text:c="7"/>APT</text:span><text:span text:style-name="T13"/></text:p>
          </table:table-cell>
          <table:table-cell table:style-name="Table1.A1" office:value-type="string">
            <text:p text:style-name="Standard" loext:marker-style-name="T13"><text:span text:style-name="HTML_20_Code"><text:span text:style-name="T10">sudo apt install [balíček]</text:span></text:span><text:span text:style-name="T10"/></text:p>
          </table:table-cell>
        </table:table-row>
        <table:table-row table:style-name="Table1.1">
          <table:table-cell table:style-name="Table1.A1" office:value-type="string">
            <text:p text:style-name="Standard" loext:marker-style-name="T13"><text:span text:style-name="T13">Fedora</text:span></text:p>
          </table:table-cell>
          <table:table-cell table:style-name="Table1.A1" office:value-type="string">
            <text:p text:style-name="Standard" loext:marker-style-name="T13"><text:span text:style-name="T13"><text:s text:c="7"/>DNF</text:span></text:p>
          </table:table-cell>
          <table:table-cell table:style-name="Table1.A1" office:value-type="string">
            <text:p text:style-name="Standard" loext:marker-style-name="T13"><text:span text:style-name="HTML_20_Code"><text:span text:style-name="T10">sudo dnf install [balíček]</text:span></text:span><text:span text:style-name="T10"/></text:p>
          </table:table-cell>
        </table:table-row>
      </table:table>
      <text:h text:style-name="Heading_20_3" text:outline-level="3" loext:marker-style-name="T10"><text:span text:style-name="Strong_20_Emphasis"><text:span text:style-name="T20">Další užitečné příkazy:</text:span></text:span><text:span text:style-name="T30"/></text:h>
      <text:list text:style-name="WWNum6">
        <text:list-item>
          <text:p text:style-name="P22" loext:marker-style-name="T13"><text:span text:style-name="Strong_20_Emphasis"><text:span text:style-name="T13">Aktualizace </text:span></text:span><text:span text:style-name="Strong_20_Emphasis"><text:span text:style-name="T31">repozitářů</text:span></text:span><text:span text:style-name="Strong_20_Emphasis"><text:span text:style-name="T13">:</text:span></text:span><text:span text:style-name="T13"> </text:span><text:span text:style-name="HTML_20_Code"><text:span text:style-name="T10">sudo apt update</text:span></text:span></text:p>
        </text:list-item>
        <text:list-item>
          <text:p text:style-name="P23" loext:marker-style-name="T13"><text:span text:style-name="Strong_20_Emphasis"><text:span text:style-name="T13">Aktualizace nainstalovaného softwaru:</text:span></text:span><text:span text:style-name="T13"> </text:span><text:span text:style-name="HTML_20_Code"><text:span text:style-name="T10">sudo apt upgrade</text:span></text:span></text:p>
        </text:list-item>
        <text:list-item>
          <text:p text:style-name="P24" loext:marker-style-name="T32"><text:span text:style-name="Strong_20_Emphasis"><text:span text:style-name="T13">Odstranění programu:</text:span></text:span><text:span text:style-name="T13"> </text:span><text:span text:style-name="HTML_20_Code"><text:span text:style-name="T10">sudo apt remove [balíček]</text:span></text:span></text:p>
        </text:list-item>
      </text:list>
      <text:list text:continue-list="list90813741500421" text:style-name="WWNum10">
        <text:list-item>
          <text:list>
            <text:list-item>
              <text:h text:style-name="P5" text:outline-level="2" loext:marker-style-name="T9"><text:soft-page-break/><text:span text:style-name="T9">Linux vs Windows klíčové rozdíly</text:span><text:span text:style-name="T9"/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" loext:marker-style-name="T15"><text:span text:style-name="T15">Funkce</text:span><text:span text:style-name="T15"/></text:p>
            </table:table-cell>
            <table:table-cell table:style-name="Table2.A1" office:value-type="string">
              <text:p text:style-name="P3" loext:marker-style-name="T15"><text:span text:style-name="T15">Linux</text:span><text:span text:style-name="T33"> </text:span><text:span text:style-name="T34">(systemd)</text:span></text:p>
            </table:table-cell>
            <table:table-cell table:style-name="Table2.A1" office:value-type="string">
              <text:p text:style-name="P3" loext:marker-style-name="T15"><text:span text:style-name="T15">Windows</text:span><text:span text:style-name="T15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Standard" loext:marker-style-name="T13"><text:span text:style-name="Strong_20_Emphasis"><text:span text:style-name="T13">Správa služeb</text:span></text:span><text:span text:style-name="T13"/></text:p>
          </table:table-cell>
          <table:table-cell table:style-name="Table2.A1" office:value-type="string">
            <text:p text:style-name="Standard" loext:marker-style-name="T13"><text:span text:style-name="HTML_20_Code"><text:span text:style-name="T13"><text:s/></text:span></text:span><text:span text:style-name="HTML_20_Code"><text:span text:style-name="T10">systemctl</text:span></text:span></text:p>
          </table:table-cell>
          <table:table-cell table:style-name="Table2.A1" office:value-type="string">
            <text:p text:style-name="Standard" loext:marker-style-name="T13"><text:span text:style-name="HTML_20_Code"><text:span text:style-name="T10">services.msc</text:span></text:span><text:span text:style-name="T10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3"><text:span text:style-name="Strong_20_Emphasis"><text:span text:style-name="T13">Automatizace úloh</text:span></text:span><text:span text:style-name="T13"/></text:p>
          </table:table-cell>
          <table:table-cell table:style-name="Table2.A1" office:value-type="string">
            <text:p text:style-name="Standard" loext:marker-style-name="T13"><text:span text:style-name="T13"><text:s/></text:span><text:span text:style-name="T31">CRON</text:span></text:p>
          </table:table-cell>
          <table:table-cell table:style-name="Table2.A1" office:value-type="string">
            <text:p text:style-name="Standard" loext:marker-style-name="T13"><text:span text:style-name="T13">Task Scheduler</text:span><text:span text:style-name="T13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3"><text:span text:style-name="Strong_20_Emphasis"><text:span text:style-name="T13">Instalace softwaru</text:span></text:span><text:span text:style-name="T13"/></text:p>
          </table:table-cell>
          <table:table-cell table:style-name="Table2.A1" office:value-type="string">
            <text:p text:style-name="Standard" loext:marker-style-name="T13"><text:span text:style-name="T13"><text:s/></text:span><text:span text:style-name="T31">apt</text:span><text:span text:style-name="T13"> </text:span><text:span text:style-name="T31">install</text:span></text:p>
          </table:table-cell>
          <table:table-cell table:style-name="Table2.A1" office:value-type="string">
            <text:p text:style-name="Standard" loext:marker-style-name="T13"><text:span text:style-name="T13">Windows Installer</text:span><text:span text:style-name="T13"/></text:p>
          </table:table-cell>
        </table:table-row>
        <table:table-row table:style-name="Table2.1">
          <table:table-cell table:style-name="Table2.A1" office:value-type="string">
            <text:p text:style-name="Standard" loext:marker-style-name="T13"><text:span text:style-name="Strong_20_Emphasis"><text:span text:style-name="T13">Konfigurace</text:span></text:span><text:span text:style-name="T13"/></text:p>
          </table:table-cell>
          <table:table-cell table:style-name="Table2.A1" office:value-type="string">
            <text:p text:style-name="Standard" loext:marker-style-name="T13"><text:span text:style-name="T13"><text:s/></text:span><text:span text:style-name="T31">/etc</text:span></text:p>
          </table:table-cell>
          <table:table-cell table:style-name="Table2.A1" office:value-type="string">
            <text:p text:style-name="Standard" loext:marker-style-name="T13"><text:span text:style-name="T13">Registry</text:span><text:span text:style-name="T13"/></text:p>
          </table:table-cell>
        </table:table-row>
      </table:table>
      <text:p text:style-name="P25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Formátovaný_20_v_20_HTML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rmátovaný_20_v_20_HTML_20_Char" style:display-name="Formátovaný v HTML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hljs-selector-tag" style:family="text" style:parent-style-name="Default_20_Paragraph_20_Font"/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Aptos" fo:font-family="Aptos" style:font-family-generic="roman" style:font-pitch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Aptos" fo:font-family="Aptos" style:font-family-generic="roman" style:font-pitch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Aptos" fo:font-family="Aptos" style:font-family-generic="roman" style:font-pitch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Aptos" fo:font-family="Aptos" style:font-family-generic="roman" style:font-pitch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Aptos" fo:font-family="Aptos" style:font-family-generic="roman" style:font-pitch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Aptos" fo:font-family="Aptos" style:font-family-generic="roman" style:font-pitch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4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5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984in" fo:margin-bottom="0.0984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áš Ryba</meta:initial-creator>
    <meta:editing-cycles>8</meta:editing-cycles>
    <meta:print-date>2025-03-20T13:20:00</meta:print-date>
    <meta:creation-date>2025-03-15T14:14:00</meta:creation-date>
    <dc:date>2026-04-16T09:07:50.406300595</dc:date>
    <meta:editing-duration>PT5M21S</meta:editing-duration>
    <meta:generator>LibreOffice/26.2.2.2$Linux_X86_64 LibreOffice_project/620$Build-2</meta:generator>
    <meta:document-statistic meta:table-count="2" meta:image-count="0" meta:object-count="0" meta:page-count="3" meta:paragraph-count="83" meta:word-count="511" meta:character-count="3484" meta:non-whitespace-character-count="3065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